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ff6633" draw:marker-start-width="0.35cm" draw:marker-end="Arrow" draw:marker-end-width="0.35cm" draw:fill="solid" draw:fill-color="#ffff66" draw:textarea-horizontal-align="justify" draw:textarea-vertical-align="bottom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ae00" draw:marker-start-width="0.35cm" draw:marker-end="Arrow" draw:marker-end-width="0.35cm" draw:fill="solid" draw:fill-color="#94bd5e" draw:textarea-horizontal-align="justify" draw:textarea-vertical-align="bottom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padding-top="0.175cm" fo:padding-bottom="0.175cm" fo:padding-left="0.3cm" fo:padding-right="0.3cm" draw:shadow="hidden" draw:shadow-offset-x="0cm" draw:shadow-opacity="50%"/>
    </style:style>
    <style:style style:name="gr5" style:family="graphic" style:parent-style-name="standard">
      <style:graphic-properties svg:stroke-width="0.1cm" svg:stroke-color="#ff0000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svg:stroke-width="0.1cm" draw:marker-start-width="0.35cm" draw:marker-end-width="0.35cm" draw:fill-color="#cfe7f5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draw:stroke="solid" draw:stroke-dash="Dashed_20__28_var_29_" svg:stroke-width="0.1cm" draw:marker-start="" draw:marker-start-width="0.35cm" draw:marker-end="Arrow" draw:marker-end-width="0.45cm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draw:marker-start-width="0.35cm" draw:marker-end="" draw:marker-end-width="0.45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draw:stroke="solid" draw:stroke-dash="Dashed_20__28_var_29_" svg:stroke-width="0.1cm" draw:marker-start="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ff6633" draw:marker-start-width="0.35cm" draw:marker-end="Arrow" draw:marker-end-width="0.35cm" draw:fill="solid" draw:fill-color="#ffff66" draw:textarea-horizontal-align="justify" draw:textarea-vertical-align="middle" draw:auto-grow-height="false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00ae00" draw:marker-start-width="0.35cm" draw:marker-end="Arrow" draw:marker-end-width="0.35cm" draw:fill="solid" draw:fill-color="#94bd5e" draw:textarea-horizontal-align="justify" draw:textarea-vertical-align="middle" draw:auto-grow-height="false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666666" draw:marker-start-width="0.35cm" draw:marker-end-width="0.35cm" draw:fill="solid" draw:fill-color="#b3b3b3" draw:textarea-horizontal-align="justify" draw:textarea-vertical-align="middle" draw:auto-grow-height="false" fo:padding-top="0.175cm" fo:padding-bottom="0.175cm" fo:padding-left="0.3cm" fo:padding-right="0.3cm"/>
    </style:style>
    <style:style style:name="gr14" style:family="graphic" style:parent-style-name="objectwithoutfill">
      <style:graphic-properties svg:stroke-width="0.1cm" svg:stroke-color="#333333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5" style:family="graphic" style:parent-style-name="objectwithoutfill">
      <style:graphic-properties draw:stroke="dash" draw:stroke-dash="Dashed_20__28_var_29_"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svg:stroke-width="0.1cm" draw:marker-start-width="0.5cm" draw:marker-end-width="0.5cm" draw:textarea-horizontal-align="justify" draw:textarea-vertical-align="middle" draw:auto-grow-height="false" fo:padding-top="0.175cm" fo:padding-bottom="0.175cm" fo:padding-left="0.3cm" fo:padding-right="0.3cm" draw:shadow="hidden" draw:shadow-offset-x="0cm" draw:shadow-opacity="5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weight="bold" style:font-size-asian="18pt" style:font-size-complex="18pt"/>
    </style:style>
    <style:style style:name="P3" style:family="paragraph">
      <style:paragraph-properties fo:text-align="center"/>
      <style:text-properties fo:font-size="15pt" fo:font-weight="bold" style:font-size-asian="18pt" style:font-size-complex="18pt"/>
    </style:style>
    <style:style style:name="P4" style:family="paragraph">
      <style:paragraph-properties fo:text-align="center"/>
      <style:text-properties fo:font-size="20pt" fo:font-weight="bold" style:font-size-asian="18pt" style:font-size-complex="18pt"/>
    </style:style>
    <style:style style:name="T1" style:family="text">
      <style:text-properties fo:font-size="12pt" fo:font-weight="bold" style:font-size-asian="18pt" style:font-size-complex="18pt"/>
    </style:style>
    <style:style style:name="T2" style:family="text">
      <style:text-properties fo:font-size="15pt" fo:font-weight="bold" style:font-size-asian="18pt" style:font-size-complex="18pt"/>
    </style:style>
    <style:style style:name="T3" style:family="text">
      <style:text-properties fo:font-size="20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4cm" svg:height="16cm" svg:x="1cm" svg:y="2.5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.1cm" svg:height="16cm" svg:x="18.6cm" svg:y="2.5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1.46cm" svg:height="0.8cm" svg:x="2.424cm" svg:y="3cm">
          <text:p text:style-name="P1"><text:span text:style-name="T1">New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" draw:id="id2" draw:layer="layout" svg:width="2.7cm" svg:height="0.8cm" svg:x="1.8cm" svg:y="7cm">
          <text:p text:style-name="P1"><text:span text:style-name="T1">Confirmed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3" draw:id="id3" draw:layer="layout" svg:width="1.9cm" svg:height="0.8cm" svg:x="11.3cm" svg:y="5cm">
          <text:p text:style-name="P1"><text:span text:style-name="T1">Triag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4" draw:id="id4" draw:layer="layout" svg:width="2.9cm" svg:height="0.8cm" svg:x="6.696cm" svg:y="9cm">
          <text:p text:style-name="P1"><text:span text:style-name="T1">Incomple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7" draw:id="id7" draw:layer="layout" svg:width="3.2cm" svg:height="0.8cm" svg:x="24.596cm" svg:y="3cm">
          <text:p text:style-name="P1"><text:span text:style-name="T1">Fix Released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6" draw:id="id6" draw:layer="layout" svg:width="3.4cm" svg:height="0.8cm" svg:x="19.72cm" svg:y="3cm">
          <text:p text:style-name="P1"><text:span text:style-name="T1">Fix Commit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8" draw:id="id8" draw:layer="layout" svg:width="2.3cm" svg:height="0.8cm" svg:x="6.996cm" svg:y="11cm">
          <text:p text:style-name="P1"><text:span text:style-name="T1">New Info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1" draw:id="id11" draw:layer="layout" svg:width="2.4cm" svg:height="0.8cm" svg:x="20.2cm" svg:y="11cm">
          <text:p text:style-name="P1"><text:span text:style-name="T1">Opinion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2" draw:id="id12" draw:layer="layout" svg:width="3.8cm" svg:height="0.8cm" svg:x="19.5cm" svg:y="13cm">
          <text:p text:style-name="P1"><text:span text:style-name="T1">Not Responsible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0" draw:id="id10" draw:layer="layout" svg:width="2.3cm" svg:height="0.8cm" svg:x="20.3cm" svg:y="9cm">
          <text:p text:style-name="P1"><text:span text:style-name="T1">Won't Fix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9" draw:id="id9" draw:layer="layout" svg:width="1.8cm" svg:height="0.8cm" svg:x="20.5cm" svg:y="7cm">
          <text:p text:style-name="P1"><text:span text:style-name="T1">Invalid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5" draw:id="id5" draw:layer="layout" svg:width="2.7cm" svg:height="0.8cm" svg:x="15.1cm" svg:y="3cm">
          <text:p text:style-name="P1"><text:span text:style-name="T1">In Prog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svg:x1="3.154cm" svg:y1="3.8cm" svg:x2="3.15cm" svg:y2="7cm" draw:start-shape="id1" draw:start-glue-point="2" draw:end-shape="id2" draw:end-glue-point="0" svg:d="M3154 3800v1600h-4v1600" svg:viewBox="0 0 5 3201">
          <text:p/>
        </draw:connector>
        <draw:connector draw:style-name="gr7" draw:text-style-name="P1" draw:layer="layout" draw:line-skew="-2.092cm" svg:x1="3.884cm" svg:y1="3.4cm" svg:x2="11.3cm" svg:y2="5.4cm" draw:start-shape="id1" draw:start-glue-point="1" draw:end-shape="id3" draw:end-glue-point="3" svg:d="M3884 3400h1616v2000h5800" svg:viewBox="0 0 7417 2001">
          <text:p/>
        </draw:connector>
        <draw:connector draw:style-name="gr7" draw:text-style-name="P1" draw:layer="layout" draw:line-skew="-2.402cm" svg:x1="4.5cm" svg:y1="7.4cm" svg:x2="11.3cm" svg:y2="5.4cm" draw:start-shape="id2" draw:start-glue-point="1" draw:end-shape="id3" draw:end-glue-point="3" svg:d="M4500 7400h998v-2000h5802" svg:viewBox="0 0 6801 2001">
          <text:p/>
        </draw:connector>
        <draw:connector draw:style-name="gr7" draw:text-style-name="P1" draw:layer="layout" draw:line-skew="0.208cm" svg:x1="3.884cm" svg:y1="3.4cm" svg:x2="6.696cm" svg:y2="9.4cm" draw:start-shape="id1" draw:start-glue-point="1" draw:end-shape="id4" draw:end-glue-point="3" svg:d="M3884 3400h1614v6000h1198" svg:viewBox="0 0 2813 6001">
          <text:p/>
        </draw:connector>
        <draw:connector draw:style-name="gr7" draw:text-style-name="P1" draw:layer="layout" draw:line-skew="-0.098cm" svg:x1="4.5cm" svg:y1="7.4cm" svg:x2="6.696cm" svg:y2="9.4cm" draw:start-shape="id2" draw:start-glue-point="1" draw:end-shape="id4" draw:end-glue-point="3" svg:d="M4500 7400h1000v2000h1196" svg:viewBox="0 0 2197 2001">
          <text:p/>
        </draw:connector>
        <draw:connector draw:style-name="gr7" draw:text-style-name="P1" draw:layer="layout" svg:x1="12.25cm" svg:y1="5cm" svg:x2="15.1cm" svg:y2="3.4cm" draw:start-shape="id3" draw:start-glue-point="0" draw:end-shape="id5" draw:end-glue-point="3" svg:d="M12250 5000v-1600h2850" svg:viewBox="0 0 2851 1601">
          <text:p/>
        </draw:connector>
        <draw:connector draw:style-name="gr7" draw:text-style-name="P1" draw:layer="layout" svg:x1="17.8cm" svg:y1="3.4cm" svg:x2="19.72cm" svg:y2="3.4cm" draw:start-shape="id5" draw:start-glue-point="1" draw:end-shape="id6" draw:end-glue-point="3" svg:d="M17800 3400h1920" svg:viewBox="0 0 1921 1">
          <text:p/>
        </draw:connector>
        <draw:connector draw:style-name="gr7" draw:text-style-name="P1" draw:layer="layout" svg:x1="23.12cm" svg:y1="3.4cm" svg:x2="24.596cm" svg:y2="3.4cm" draw:start-shape="id6" draw:start-glue-point="1" draw:end-shape="id7" draw:end-glue-point="3" svg:d="M23120 3400h1476" svg:viewBox="0 0 1477 1">
          <text:p/>
        </draw:connector>
        <draw:connector draw:style-name="gr7" draw:text-style-name="P1" draw:layer="layout" svg:x1="8.146cm" svg:y1="9.8cm" svg:x2="8.146cm" svg:y2="11cm" draw:start-shape="id4" draw:start-glue-point="2" draw:end-shape="id8" draw:end-glue-point="0" svg:d="M8146 9800v1200" svg:viewBox="0 0 1 1201">
          <text:p/>
        </draw:connector>
        <draw:connector draw:style-name="gr8" draw:layer="layout" draw:line-skew="0.65cm" svg:x1="8.146cm" svg:y1="11.8cm" svg:x2="3.15cm" svg:y2="7.8cm" draw:start-shape="id8" draw:start-glue-point="2" draw:end-shape="id2" draw:end-glue-point="2" svg:d="M8146 11800v1200h-4996v-5200" svg:viewBox="0 0 4997 5201">
          <text:p/>
        </draw:connector>
        <draw:connector draw:style-name="gr7" draw:text-style-name="P1" draw:layer="layout" svg:x1="1.02cm" svg:y1="3.399cm" svg:x2="2.424cm" svg:y2="3.4cm" draw:end-shape="id1" draw:end-glue-point="3" svg:d="M1020 3399h427v1h977" svg:viewBox="0 0 1405 2">
          <text:p/>
        </draw:connector>
        <draw:connector draw:style-name="gr9" draw:text-style-name="P1" draw:layer="layout" svg:x1="13.2cm" svg:y1="5.4cm" svg:x2="16.45cm" svg:y2="3.8cm" draw:start-shape="id3" draw:start-glue-point="1" draw:end-shape="id5" draw:end-glue-point="2" svg:d="M13200 5400h3250v-1600" svg:viewBox="0 0 3251 1601">
          <text:p/>
        </draw:connector>
        <draw:connector draw:style-name="gr7" draw:text-style-name="P1" draw:layer="layout" svg:x1="16.45cm" svg:y1="3.8cm" svg:x2="20.5cm" svg:y2="7.4cm" draw:start-shape="id5" draw:start-glue-point="2" draw:end-shape="id9" draw:end-glue-point="3" svg:d="M16450 3800v3600h4050" svg:viewBox="0 0 4051 3601">
          <text:p/>
        </draw:connector>
        <draw:connector draw:style-name="gr7" draw:text-style-name="P1" draw:layer="layout" svg:x1="16.45cm" svg:y1="3.8cm" svg:x2="20.3cm" svg:y2="9.4cm" draw:start-shape="id5" draw:start-glue-point="2" draw:end-shape="id10" draw:end-glue-point="3" svg:d="M16450 3800v5600h3850" svg:viewBox="0 0 3851 5601">
          <text:p/>
        </draw:connector>
        <draw:connector draw:style-name="gr7" draw:text-style-name="P1" draw:layer="layout" svg:x1="16.45cm" svg:y1="3.8cm" svg:x2="20.2cm" svg:y2="11.4cm" draw:start-shape="id5" draw:start-glue-point="2" draw:end-shape="id11" draw:end-glue-point="3" svg:d="M16450 3800v7600h3750" svg:viewBox="0 0 3751 7601">
          <text:p/>
        </draw:connector>
        <draw:connector draw:style-name="gr10" draw:text-style-name="P1" draw:layer="layout" draw:line-skew="0.95cm -0.65cm" svg:x1="23.3cm" svg:y1="13.4cm" svg:x2="21.4cm" svg:y2="7cm" draw:start-shape="id12" draw:start-glue-point="1" draw:end-shape="id9" draw:end-glue-point="0" svg:d="M23300 13400h1500v-7600h-3400v1200" svg:viewBox="0 0 3401 7601">
          <text:p/>
        </draw:connector>
        <draw:custom-shape draw:style-name="gr6" draw:text-style-name="P2" xml:id="id13" draw:id="id13" draw:layer="layout" svg:width="2.5cm" svg:height="0.8cm" svg:x="20.2cm" svg:y="15cm">
          <text:p text:style-name="P1"><text:span text:style-name="T1">No Action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line-skew="1.55cm -0.65cm" svg:x1="22.7cm" svg:y1="15.4cm" svg:x2="21.4cm" svg:y2="7cm" draw:start-shape="id13" draw:start-glue-point="1" draw:end-shape="id9" draw:end-glue-point="0" svg:d="M22700 15400h2100v-9600h-3400v1200" svg:viewBox="0 0 3401 9601">
          <text:p/>
        </draw:connector>
        <draw:connector draw:style-name="gr7" draw:text-style-name="P1" draw:layer="layout" svg:x1="16.45cm" svg:y1="3.8cm" svg:x2="19.5cm" svg:y2="13.4cm" draw:start-shape="id5" draw:start-glue-point="2" draw:end-shape="id12" draw:end-glue-point="3" svg:d="M16450 3800v9600h3050" svg:viewBox="0 0 3051 9601">
          <text:p/>
        </draw:connector>
        <draw:connector draw:style-name="gr7" draw:text-style-name="P1" draw:layer="layout" svg:x1="16.45cm" svg:y1="3.8cm" svg:x2="20.2cm" svg:y2="15.4cm" draw:start-shape="id5" draw:start-glue-point="2" draw:end-shape="id13" draw:end-glue-point="3" svg:d="M16450 3800v11600h3750" svg:viewBox="0 0 3751 11601">
          <text:p/>
        </draw:connector>
        <draw:custom-shape draw:style-name="gr11" draw:text-style-name="P3" draw:layer="layout" svg:width="4.5cm" svg:height="1.3cm" svg:x="1cm" svg:y="18.7cm">
          <text:p text:style-name="P1"><text:span text:style-name="T2">Initial/New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7.4cm" svg:height="1.3cm" svg:x="1cm" svg:y="1cm">
          <text:p text:style-name="P1"><text:span text:style-name="T3">Bug considered Open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0.1cm" svg:height="1.3cm" svg:x="18.6cm" svg:y="1cm">
          <text:p text:style-name="P1"><text:span text:style-name="T3">Bug considered Closed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5.2cm" svg:height="1.3cm" svg:x="18.6cm" svg:y="18.7cm">
          <text:p text:style-name="P1"><text:span text:style-name="T2">Resolved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4.7cm" svg:height="1.3cm" svg:x="5.7cm" svg:y="18.7cm">
          <text:p text:style-name="P1"><text:span text:style-name="T2">Investig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7.8cm" svg:height="1.3cm" svg:x="10.6cm" svg:y="18.7cm">
          <text:p text:style-name="P1"><text:span text:style-name="T2">Accepted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4.7cm" svg:height="1.3cm" svg:x="24cm" svg:y="18.7cm">
          <text:p text:style-name="P1"><text:span text:style-name="T2">Available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14" draw:id="id14" draw:layer="layout" svg:width="2.4cm" svg:height="0.8cm" svg:x="20.2cm" svg:y="17cm">
          <text:p text:style-name="P1"><text:span text:style-name="T1">Expired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draw:line-skew="-2.698cm" svg:x1="9.596cm" svg:y1="9.4cm" svg:x2="20.2cm" svg:y2="17.4cm" draw:start-shape="id4" draw:start-glue-point="1" draw:end-shape="id14" draw:end-glue-point="3" svg:d="M9596 9400h2604v8000h8000" svg:viewBox="0 0 10605 8001">
          <text:p/>
        </draw:connector>
        <draw:connector draw:style-name="gr7" draw:text-style-name="P1" draw:layer="layout" svg:x1="3.884cm" svg:y1="3.4cm" svg:x2="15.1cm" svg:y2="3.4cm" draw:start-shape="id1" draw:start-glue-point="1" draw:end-shape="id5" draw:end-glue-point="3" svg:d="M3884 3400h11216" svg:viewBox="0 0 11217 1">
          <text:p/>
        </draw:connector>
        <draw:connector draw:style-name="gr15" draw:text-style-name="P1" draw:layer="layout" draw:line-skew="-0.65cm" svg:x1="6.996cm" svg:y1="11.4cm" svg:x2="6.696cm" svg:y2="9.4cm" draw:start-shape="id8" draw:start-glue-point="3" draw:end-shape="id4" draw:end-glue-point="3" svg:d="M6996 11400h-1500v-2000h1200" svg:viewBox="0 0 1501 2001">
          <text:p/>
        </draw:connector>
        <draw:connector draw:style-name="gr7" draw:text-style-name="P1" draw:layer="layout" svg:x1="4.5cm" svg:y1="7.4cm" svg:x2="20.5cm" svg:y2="7.4cm" draw:start-shape="id2" draw:start-glue-point="1" draw:end-shape="id9" draw:end-glue-point="3" svg:d="M4500 7400h16000" svg:viewBox="0 0 16001 1">
          <text:p/>
        </draw:connector>
        <draw:connector draw:style-name="gr10" draw:text-style-name="P1" draw:layer="layout" draw:line-skew="0.15cm 6.55cm -4.4cm" svg:x1="21.45cm" svg:y1="15.8cm" svg:x2="21.42cm" svg:y2="3.8cm" draw:start-shape="id13" draw:start-glue-point="2" draw:end-shape="id6" draw:end-glue-point="2" svg:d="M21450 15800v700h4750v-11500h-4780v-1200" svg:viewBox="0 0 4781 12701">
          <text:p/>
        </draw:connector>
        <draw:connector draw:style-name="gr10" draw:text-style-name="P1" draw:layer="layout" draw:line-skew="0.15cm" svg:x1="21.45cm" svg:y1="15.8cm" svg:x2="26.196cm" svg:y2="3.8cm" draw:start-shape="id13" draw:start-glue-point="2" draw:end-shape="id7" draw:end-glue-point="2" svg:d="M21450 15800v700h4746v-12700" svg:viewBox="0 0 4747 12701">
          <text:p/>
        </draw:connector>
        <draw:custom-shape draw:style-name="gr16" draw:text-style-name="P1" draw:layer="layout" svg:width="1.2cm" svg:height="0.7cm" svg:x="9.9cm" svg:y="19cm">
          <text:p/>
          <draw:enhanced-geometry svg:viewBox="0 0 21600 21600" draw:text-areas="0 ?f0 ?f5 ?f2" draw:type="right-arrow" draw:modifiers="12193.8384679434 6255.064194008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1" draw:layer="layout" svg:width="1.2cm" svg:height="0.7cm" svg:x="5cm" svg:y="19cm">
          <text:p/>
          <draw:enhanced-geometry svg:viewBox="0 0 21600 21600" draw:text-areas="0 ?f0 ?f5 ?f2" draw:type="right-arrow" draw:modifiers="12193.8384679434 6255.064194008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1" draw:layer="layout" svg:width="1.2cm" svg:height="0.7cm" svg:x="17.9cm" svg:y="19cm">
          <text:p/>
          <draw:enhanced-geometry svg:viewBox="0 0 21600 21600" draw:text-areas="0 ?f0 ?f5 ?f2" draw:type="right-arrow" draw:modifiers="12193.8384679434 6255.064194008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1" draw:layer="layout" svg:width="1.2cm" svg:height="0.7cm" svg:x="23.3cm" svg:y="19cm">
          <text:p/>
          <draw:enhanced-geometry svg:viewBox="0 0 21600 21600" draw:text-areas="0 ?f0 ?f5 ?f2" draw:type="right-arrow" draw:modifiers="12193.8384679434 6255.064194008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phen Boddy</meta:initial-creator>
    <meta:creation-date>2015-09-19T22:23:37.015843280</meta:creation-date>
    <dc:date>2015-09-20T02:42:32.607983228</dc:date>
    <dc:creator>Stephen Boddy</dc:creator>
    <meta:editing-duration>PT44M37S</meta:editing-duration>
    <meta:editing-cycles>4</meta:editing-cycles>
    <meta:generator>LibreOffice/4.2.8.2$Linux_x86 LibreOffice_project/420m0$Build-2</meta:generator>
    <meta:document-statistic meta:object-count="52"/>
  </office:meta>
</office:document-meta>
</file>